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07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0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1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1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1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1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1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1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1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2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2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2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2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2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2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2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2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2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3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3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3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3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3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3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3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3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3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3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4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4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4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4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4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4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4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4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4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5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5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5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5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5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5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5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5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15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15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61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62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63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64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65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66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67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168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169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170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171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172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73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174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T49" style:family="text">
      <style:text-properties officeooo:rsid="00f75fb0"/>
    </style:style>
    <style:style style:name="T50" style:family="text">
      <style:text-properties officeooo:rsid="00f7df98"/>
    </style:style>
    <style:style style:name="T51" style:family="text">
      <style:text-properties officeooo:rsid="00f84ea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4568618914650024903" text:style-name="L1">
        <text:list-item>
          <text:p text:style-name="P107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08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09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7769421816103677338" text:style-name="L2">
        <text:list-item>
          <text:p text:style-name="P11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11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4809309362690942507" text:style-name="L3">
        <text:list-item>
          <text:p text:style-name="P11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12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6580610092819081262" text:style-name="L4">
        <text:list-item>
          <text:p text:style-name="P113">Publicat codi d'accès al Classroom.</text:p>
        </text:list-item>
        <text:list-item>
          <text:p text:style-name="P126">Treball autònom tasca 1.</text:p>
        </text:list-item>
        <text:list-item>
          <text:p text:style-name="P11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94451922968461" text:continue-numbering="true" text:style-name="L4">
        <text:list-item>
          <text:p text:style-name="P11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94452339310782" text:continue-numbering="true" text:style-name="L4">
        <text:list-item>
          <text:p text:style-name="P11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02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94453153725377" text:continue-numbering="true" text:style-name="L4">
        <text:list-item>
          <text:p text:style-name="P116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16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7">Comentem apartat 1.1 Temperatura y calor.</text:p>
        </text:list-item>
      </text:list>
      <text:p text:style-name="P60"/>
      <text:p text:style-name="P77">Di<text:span text:style-name="T12">vendres 10</text:span>/<text:span text:style-name="T7">10</text:span>/2<text:span text:style-name="T5">5</text:span></text:p>
      <text:p text:style-name="P77"/>
      <text:list xml:id="list94452970852428" text:continue-numbering="true" text:style-name="L4">
        <text:list-item>
          <text:p text:style-name="P11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3">Comentem apartat 1.2 Presión.</text:p>
        </text:list-item>
        <text:list-item>
          <text:p text:style-name="P133">Comentem apartat 1.2 Presión.</text:p>
        </text:list-item>
        <text:list-item>
          <text:p text:style-name="P133">Comentem els exercicis 1.3 Ejercicios temperatura y presión.</text:p>
        </text:list-item>
        <text:list-item>
          <text:p text:style-name="P133">Comentem apartat 1.4 Enegía y potencia</text:p>
        </text:list-item>
        <text:list-item>
          <text:p text:style-name="P134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78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78">Di<text:span text:style-name="T15">jous</text:span><text:tab/><text:tab/><text:span text:style-name="T15">16</text:span>/<text:span text:style-name="T7">10</text:span>/2<text:span text:style-name="T5">5</text:span></text:p>
      <text:list xml:id="list94452500192831" text:continue-numbering="true" text:style-name="L4">
        <text:list-item>
          <text:p text:style-name="P11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5">Comentem apartat 1.<text:span text:style-name="T15">5 Ejercicios energía y potencia</text:span>.</text:p>
        </text:list-item>
        <text:list-item>
          <text:p text:style-name="P135">Comentem apartat 1.<text:span text:style-name="T15">6.1 Calor específico</text:span></text:p>
        </text:list-item>
        <text:list-item>
          <text:p text:style-name="P135">Comentem apartat 1.<text:span text:style-name="T15">6.2 Calor sensible y latente</text:span></text:p>
        </text:list-item>
      </text:list>
      <text:p text:style-name="P62"/>
      <text:p text:style-name="P100">Divendres<text:tab/>17/10/25</text:p>
      <text:list xml:id="list94452010203476" text:continue-numbering="true" text:style-name="L4">
        <text:list-item>
          <text:p text:style-name="P11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6">Comentem apartat 1.6.3 Transmisión del calor</text:p>
        </text:list-item>
        <text:list-item>
          <text:p text:style-name="P136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03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94451959167914" text:continue-numbering="true" text:style-name="L4">
        <text:list-item>
          <text:p text:style-name="P12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7">Comentem <text:span text:style-name="T17">exercicis 1.7-1 a 3</text:span></text:p>
        </text:list-item>
        <text:list-item>
          <text:p text:style-name="P138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94452700538773" text:continue-numbering="true" text:style-name="L4">
        <text:list-item>
          <text:p text:style-name="P12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9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79">Di<text:span text:style-name="T19">jous</text:span><text:tab/><text:tab/><text:span text:style-name="T19">30</text:span>/<text:span text:style-name="T9">10</text:span>/2<text:span text:style-name="T5">5</text:span></text:p>
      <text:p text:style-name="P79"/>
      <text:list xml:id="list94452044458600" text:continue-numbering="true" text:style-name="L4">
        <text:list-item>
          <text:p text:style-name="P12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8">Comencem a comentar l'apartat 1.8.4 Diagrama de Mollier (diagrama p h)</text:p>
        </text:list-item>
      </text:list>
      <text:p text:style-name="P32"/>
      <text:p text:style-name="P32"/>
      <text:p text:style-name="P79">Di<text:span text:style-name="T19">vendres</text:span><text:tab/><text:span text:style-name="T19">31</text:span>/<text:span text:style-name="T9">10</text:span>/2<text:span text:style-name="T5">5</text:span></text:p>
      <text:p text:style-name="P79"/>
      <text:p text:style-name="P65">Festiu triat pel centre.</text:p>
      <text:p text:style-name="P65"/>
      <text:p text:style-name="P65"/>
      <text:p text:style-name="P80">Di<text:span text:style-name="T3">marts</text:span><text:tab/><text:span text:style-name="T20">04</text:span>/<text:span text:style-name="T9">11</text:span>/2<text:span text:style-name="T5">5</text:span></text:p>
      <text:p text:style-name="P80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81">Di<text:span text:style-name="T3">mecres</text:span><text:tab/><text:span text:style-name="T20">05</text:span>/<text:span text:style-name="T9">11</text:span>/2<text:span text:style-name="T5">5</text:span></text:p>
      <text:p text:style-name="P81"/>
      <text:list xml:id="list94451343956242" text:continue-numbering="true" text:style-name="L4">
        <text:list-item>
          <text:p text:style-name="P12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29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82"/>
      <text:p text:style-name="P104">Di<text:span text:style-name="T22">jous</text:span><text:tab/><text:tab/><text:span text:style-name="T20">06</text:span>/<text:span text:style-name="T9">11</text:span>/2<text:span text:style-name="T5">5</text:span></text:p>
      <text:p text:style-name="P82"/>
      <text:list xml:id="list94453168625857" text:continue-numbering="true" text:style-name="L4">
        <text:list-item>
          <text:p text:style-name="P12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0">Co<text:span text:style-name="T22">mentem exercici 1.9-5</text:span></text:p>
        </text:list-item>
      </text:list>
      <text:p text:style-name="P83"/>
      <text:p text:style-name="P83"/>
      <text:p text:style-name="P83">Di<text:span text:style-name="T23">vendres</text:span><text:tab/><text:span text:style-name="T20">07</text:span>/<text:span text:style-name="T9">11</text:span>/2<text:span text:style-name="T5">5</text:span></text:p>
      <text:p text:style-name="P83"/>
      <text:list xml:id="list94451409511298" text:continue-numbering="true" text:style-name="L4">
        <text:list-item>
          <text:p text:style-name="P125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31">C<text:span text:style-name="T23">omentem apartat 1.1.1 Coeficiente de funcionamiento COP y EER</text:span></text:p>
        </text:list-item>
        <text:list-item>
          <text:p text:style-name="P131">C<text:span text:style-name="T23">omentem apartat 1.1.2 Componenentes d ela instalación drigorífica por compresión</text:span></text:p>
        </text:list-item>
      </text:list>
      <text:p text:style-name="P66"/>
      <text:p text:style-name="P84"/>
      <text:p text:style-name="P84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7652686141358260995" text:style-name="L5">
        <text:list-item>
          <text:p text:style-name="P161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72"><text:span text:style-name="T26">C</text:span><text:span text:style-name="T25">omentem 1.1.3 Ciclo frigorífico en el diagrama p h</text:span></text:p>
        </text:list-item>
        <text:list-item>
          <text:p text:style-name="P172"><text:span text:style-name="T26">C</text:span><text:span text:style-name="T25">omentem 1.1.4 Caudal másico</text:span></text:p>
        </text:list-item>
        <text:list-item>
          <text:p text:style-name="P172"><text:span text:style-name="T26">C</text:span><text:span text:style-name="T25">omentem 1.1.5 Relación de compresión</text:span></text:p>
        </text:list-item>
        <text:list-item>
          <text:p text:style-name="P140">Comentem exercici 1.2-1</text:p>
        </text:list-item>
      </text:list>
      <text:p text:style-name="P51"/>
      <text:p text:style-name="P51"/>
      <text:p text:style-name="P85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94452410815664" text:continue-numbering="true" text:style-name="L5">
        <text:list-item>
          <text:p text:style-name="P150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86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94453352075881" text:continue-numbering="true" text:style-name="L5">
        <text:list-item>
          <text:p text:style-name="P162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41">Comentem exercici 1.2-<text:span text:style-name="T32">2</text:span></text:p>
        </text:list-item>
      </text:list>
      <text:p text:style-name="P52"/>
      <text:p text:style-name="P87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94451468457683" text:continue-numbering="true" text:style-name="L5">
        <text:list-item>
          <text:p text:style-name="P16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42">Comentem exercici 1.2-<text:span text:style-name="T32">2 i 3</text:span></text:p>
        </text:list-item>
      </text:list>
      <text:p text:style-name="P53"/>
      <text:p text:style-name="P88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94451860569224" text:continue-numbering="true" text:style-name="L5">
        <text:list-item>
          <text:p text:style-name="P16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73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89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94451675019887" text:continue-numbering="true" text:style-name="L5">
        <text:list-item>
          <text:p text:style-name="P151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90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94452677985272" text:continue-numbering="true" text:style-name="L5">
        <text:list-item>
          <text:p text:style-name="P165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174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05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94453151896408" text:continue-numbering="true" text:style-name="L5">
        <text:list-item>
          <text:p text:style-name="P166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43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43"><text:span text:style-name="T11">C</text:span>omentem <text:span text:style-name="T35">apartat 1.4 Puntos de medición de temperatura y presión.</text:span></text:p>
        </text:list-item>
        <text:list-item>
          <text:p text:style-name="P143"><text:span text:style-name="T11">C</text:span>omentem <text:span text:style-name="T35">apartat 1.5 Símbolos según UNE EN 1861.</text:span></text:p>
        </text:list-item>
        <text:list-item>
          <text:p text:style-name="P155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91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91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92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06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94452451430432" text:continue-numbering="true" text:style-name="L5">
        <text:list-item>
          <text:p text:style-name="P167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44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52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93">Di<text:span text:style-name="T3">mecres</text:span><text:tab/><text:span text:style-name="T38">03</text:span>/<text:span text:style-name="T9">12</text:span>/2<text:span text:style-name="T5">5</text:span></text:p>
      <text:p text:style-name="P93"/>
      <text:list xml:id="list94452882878970" text:continue-numbering="true" text:style-name="L5">
        <text:list-item>
          <text:p text:style-name="P153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94">Di<text:span text:style-name="T40">jous<text:tab/></text:span><text:tab/><text:span text:style-name="T38">04</text:span>/<text:span text:style-name="T9">12</text:span>/2<text:span text:style-name="T5">5</text:span></text:p>
      <text:list xml:id="list94453193030497" text:continue-numbering="true" text:style-name="L5">
        <text:list-item>
          <text:p text:style-name="P16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45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94"/>
      <text:p text:style-name="P94">Di<text:span text:style-name="T40">vendres</text:span><text:tab/><text:span text:style-name="T38">05</text:span>/<text:span text:style-name="T9">12</text:span>/2<text:span text:style-name="T5">5</text:span></text:p>
      <text:p text:style-name="P94"/>
      <text:list xml:id="list94451854341283" text:continue-numbering="true" text:style-name="L5">
        <text:list-item>
          <text:p text:style-name="P16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45"><text:span text:style-name="T11">C</text:span>omentem <text:span text:style-name="T35">apartat 2.1.1.1 Compressors hermètics</text:span></text:p>
        </text:list-item>
        <text:list-item>
          <text:p text:style-name="P156">Comentem exemple 2.1.1.1-1</text:p>
        </text:list-item>
      </text:list>
      <text:p text:style-name="P71"/>
      <text:p text:style-name="P95">Di<text:span text:style-name="T3">marts</text:span><text:tab/><text:span text:style-name="T38">09</text:span>/<text:span text:style-name="T9">12</text:span>/2<text:span text:style-name="T5">5</text:span></text:p>
      <text:p text:style-name="P95"/>
      <text:list xml:id="list94453275665683" text:continue-numbering="true" text:style-name="L5">
        <text:list-item>
          <text:p text:style-name="P154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96">Di<text:span text:style-name="T3">mecres</text:span><text:tab/><text:span text:style-name="T44">10</text:span>/<text:span text:style-name="T9">12</text:span>/2<text:span text:style-name="T5">5</text:span></text:p>
      <text:p text:style-name="P96"/>
      <text:list xml:id="list94452864010928" text:continue-numbering="true" text:style-name="L5">
        <text:list-item>
          <text:p text:style-name="P132">Baixem al taller, posem en marxa el simulador de fred. Observem temperatures i pressions en diversos modes de funcionament (obstruint el condensador, apagant els ventiladors del evaporador).</text:p>
        </text:list-item>
      </text:list>
      <text:p text:style-name="P97"/>
      <text:p text:style-name="P97">Di<text:span text:style-name="T45">jous</text:span><text:tab/><text:tab/><text:span text:style-name="T44">11</text:span>/<text:span text:style-name="T9">12</text:span>/2<text:span text:style-name="T5">5</text:span></text:p>
      <text:p text:style-name="P97"/>
      <text:p text:style-name="P73">Seguim comentant exemple 2.1.1.1-1</text:p>
      <text:p text:style-name="P101"/>
      <text:p text:style-name="P97">Di<text:span text:style-name="T45">vendres</text:span><text:tab/><text:span text:style-name="T44">12</text:span>/<text:span text:style-name="T9">12</text:span>/2<text:span text:style-name="T5">5</text:span></text:p>
      <text:p text:style-name="P97"/>
      <text:p text:style-name="P75">Activitat emp<text:span text:style-name="T46">r</text:span>enedoria.</text:p>
      <text:p text:style-name="P75"/>
      <text:p text:style-name="P98">Di<text:span text:style-name="T3">marts</text:span><text:tab/><text:span text:style-name="T47">16</text:span>/<text:span text:style-name="T9">12</text:span>/2<text:span text:style-name="T5">5</text:span></text:p>
      <text:p text:style-name="P98"/>
      <text:list xml:id="list94452077688761" text:continue-numbering="true" text:style-name="L5">
        <text:list-item>
          <text:p text:style-name="P16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46"><text:span text:style-name="T11">C</text:span>omentem <text:span text:style-name="T47">programa de simulació SOLKANE (pàg. 11 i 12)</text:span></text:p>
        </text:list-item>
      </text:list>
      <text:p text:style-name="P74"/>
      <text:p text:style-name="P98">Di<text:span text:style-name="T3">mecres</text:span><text:tab/><text:span text:style-name="T47">17</text:span>/<text:span text:style-name="T9">12</text:span>/2<text:span text:style-name="T5">5</text:span></text:p>
      <text:p text:style-name="P72"/>
      <text:p text:style-name="P76">Examen de recuperació del segon examen de la primera avaluació (26/11/25).</text:p>
      <text:p text:style-name="P99"><text:soft-page-break/>Di<text:span text:style-name="T3">marts</text:span><text:tab/><text:span text:style-name="T47">18</text:span>/<text:span text:style-name="T9">12</text:span>/2<text:span text:style-name="T5">5</text:span></text:p>
      <text:p text:style-name="P99"/>
      <text:list xml:id="list94453282810473" text:continue-numbering="true" text:style-name="L5">
        <text:list-item>
          <text:p text:style-name="P170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47"><text:span text:style-name="T11">C</text:span>omentem <text:span text:style-name="T48">apartat 2.1.1.2 Compressors semihermètics</text:span></text:p>
        </text:list-item>
        <text:list-item>
          <text:p text:style-name="P147"><text:span text:style-name="T11">C</text:span>omentem <text:span text:style-name="T48">apartat 2.1.1.3 Compressors oberts</text:span></text:p>
        </text:list-item>
        <text:list-item>
          <text:p text:style-name="P147"><text:span text:style-name="T11">C</text:span>omentem <text:span text:style-name="T48">apartat 2.1.2.1 Compressors alternatius de pistó</text:span></text:p>
          <text:p text:style-name="P147"/>
        </text:list-item>
      </text:list>
      <text:p text:style-name="P149"/>
      <text:p text:style-name="P160">Di<text:span text:style-name="T3">mecres</text:span><text:tab/><text:span text:style-name="T49">07</text:span>/<text:span text:style-name="T49">01</text:span>/2<text:span text:style-name="T49">6</text:span></text:p>
      <text:p text:style-name="P160"/>
      <text:list xml:id="list94451883927578" text:continue-numbering="true" text:style-name="L5">
        <text:list-item>
          <text:p text:style-name="P17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7">Repassem apartat 2.1.2.1 <text:span text:style-name="T48"><text:s/>Compressors alternatius de pistó</text:span></text:p>
        </text:list-item>
        <text:list-item>
          <text:p text:style-name="P157">Comentem 2.1.2.1.1 Proceso de compresión en compresores de pistón alternativo</text:p>
        </text:list-item>
        <text:list-item>
          <text:p text:style-name="P157">Comentem 2.1.2.1.2 Número y disposición de los cilindros</text:p>
        </text:list-item>
        <text:list-item>
          <text:p text:style-name="P158">Comentem 2.1.2.1.<text:span text:style-name="T50">3 Transformación del movimiento rotativo en movimiento alternativo</text:span></text:p>
        </text:list-item>
        <text:list-item>
          <text:p text:style-name="P158">Comentem 2.1.2.1.<text:span text:style-name="T50">4 Válvulas de aspiración y descarga</text:span></text:p>
        </text:list-item>
        <text:list-item>
          <text:p text:style-name="P158">Comentem 2.1.2.1.<text:span text:style-name="T50">5 Dispositivos de lubricación</text:span></text:p>
        </text:list-item>
        <text:list-item>
          <text:p text:style-name="P159">Comencem amb l'exe<text:span text:style-name="T51">m</text:span>ple 2.1.2.2-1</text:p>
          <text:p text:style-name="P14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08T09:44:51.150881701</dc:date>
    <meta:editing-duration>PT2H49M19S</meta:editing-duration>
    <meta:editing-cycles>246</meta:editing-cycles>
    <meta:document-statistic meta:table-count="0" meta:image-count="0" meta:object-count="1" meta:page-count="7" meta:paragraph-count="165" meta:word-count="1013" meta:character-count="6564" meta:non-whitespace-character-count="5777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